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70000024F331515C9CE3D456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auto-grow-height="false" fo:min-height="0.25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76fef5" fo:font-size="7pt" fo:font-weight="bold" style:font-size-asian="7pt" style:font-weight-asian="bold" style:font-size-complex="7pt" style:font-weight-complex="bold"/>
    </style:style>
    <style:style style:name="P3" style:family="paragraph">
      <loext:graphic-properties draw:fill="none"/>
      <style:text-properties fo:color="#76fef5" fo:font-size="7pt" fo:font-weight="bold" style:font-size-asian="7pt" style:font-weight-asian="bold" style:font-size-complex="7pt" style:font-weight-complex="bold"/>
    </style:style>
    <style:style style:name="T1" style:family="text">
      <style:text-properties fo:color="#76fef5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889cm" svg:height="4.941cm" svg:x="0cm" svg:y="0.076cm">
          <draw:image xlink:href="Pictures/10000000000004270000024F331515C9CE3D456B.jpg" xlink:type="simple" xlink:show="embed" xlink:actuate="onLoad" loext:mime-type="image/jpeg">
            <text:p/>
          </draw:image>
        </draw:frame>
        <draw:frame draw:style-name="gr2" draw:text-style-name="P3" draw:layer="layout" svg:width="6.477cm" svg:height="0.432cm" svg:x="1.27cm" svg:y="0.203cm">
          <draw:text-box>
            <text:p text:style-name="P2"><text:span text:style-name="T1">Short link: bit.ly/SE24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89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1T13:12:26.631876547</meta:creation-date>
    <dc:date>2019-10-21T13:27:15.543803487</dc:date>
    <meta:editing-duration>PT4M38S</meta:editing-duration>
    <meta:editing-cycles>1</meta:editing-cycles>
    <meta:document-statistic meta:object-count="2"/>
    <meta:generator>LibreOffice/6.2.8.2$Linux_X86_64 LibreOffice_project/20$Build-2</meta:generator>
  </office:meta>
</office:document-meta>
</file>